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öhne Mono" svg:font-family="'Söhne Mono', Monaco, 'Andale Mono', 'Ubuntu Mono', monospace"/>
  </office:font-face-decls>
  <office:automatic-styles>
    <style:style style:name="P1" style:family="paragraph" style:parent-style-name="Standard">
      <style:text-properties fo:language="es" fo:country="EC"/>
    </style:style>
    <style:style style:name="P2" style:family="paragraph" style:parent-style-name="Standard">
      <style:paragraph-properties fo:margin-left="0cm" fo:margin-right="0cm" fo:text-align="start" style:justify-single-word="false" fo:orphans="2" fo:widows="2" fo:text-indent="0cm" style:auto-text-indent="false"/>
      <style:text-properties fo:language="es" fo:country="EC"/>
    </style:style>
    <style:style style:name="P3" style:family="paragraph" style:parent-style-name="Text_20_body">
      <style:paragraph-properties fo:padding="0.049cm" fo:border="0.06pt solid #d9d9e3"/>
    </style:style>
    <style:style style:name="P4" style:family="paragraph" style:parent-style-name="Text_20_body">
      <style:paragraph-properties fo:padding="0.049cm" fo:border="0.06pt solid #d9d9e3"/>
      <style:text-properties fo:language="es" fo:country="EC"/>
    </style:style>
    <style:style style:name="P5" style:family="paragraph" style:parent-style-name="Text_20_body">
      <style:paragraph-properties fo:margin-left="0cm" fo:margin-right="0cm" fo:text-align="start" style:justify-single-word="false" fo:orphans="2" fo:widows="2" fo:text-indent="0cm" style:auto-text-indent="false"/>
      <style:text-properties fo:language="es" fo:country="EC"/>
    </style:style>
    <style:style style:name="P6" style:family="paragraph" style:parent-style-name="Text_20_body" style:list-style-name="L1">
      <style:paragraph-properties fo:margin-top="0cm" fo:margin-bottom="0cm" style:contextual-spacing="false" fo:padding="0.049cm" fo:border="0.06pt solid #d9d9e3"/>
    </style:style>
    <style:style style:name="P7" style:family="paragraph" style:parent-style-name="Text_20_body" style:list-style-name="L1">
      <style:paragraph-properties fo:padding="0.049cm" fo:border="0.06pt solid #d9d9e3"/>
    </style:style>
    <style:style style:name="P8" style:family="paragraph" style:parent-style-name="Text_20_body" style:list-style-name="L2">
      <style:paragraph-properties fo:padding="0.049cm" fo:border="0.06pt solid #d9d9e3"/>
    </style:style>
    <style:style style:name="P9" style:family="paragraph" style:parent-style-name="Text_20_body" style:list-style-name="L3">
      <style:paragraph-properties fo:padding="0.049cm" fo:border="0.06pt solid #d9d9e3"/>
    </style:style>
    <style:style style:name="T1" style:family="text">
      <style:text-properties loext:padding="0.049cm" loext:border="0.06pt solid #d9d9e3"/>
    </style:style>
    <style:style style:name="T2" style:family="text">
      <style:text-properties fo:font-variant="normal" fo:text-transform="none" fo:color="#ffffff" loext:opacity="100%" style:font-name="Söhne Mono" fo:font-size="10.5pt" fo:letter-spacing="normal" fo:font-style="normal" fo:font-weight="normal"/>
    </style:style>
    <style:style style:name="T3" style:family="text">
      <style:text-properties fo:font-variant="normal" fo:text-transform="none" fo:color="#ffffff" loext:opacity="100%" style:font-name="Söhne Mono" fo:font-size="10.5pt" fo:letter-spacing="normal" fo:font-style="normal"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de una Plataforma de Evaluación Docente para la escuela publica "Miguel Riofrio" de la ciudad de Loja</text:p>
      <text:p text:style-name="P1"/>
      <text:p text:style-name="P4"><text:span text:style-name="Strong_20_Emphasis"><text:span text:style-name="T1">Problemática:</text:span></text:span></text:p>
      <text:p text:style-name="P3">1.1. <text:span text:style-name="Strong_20_Emphasis"><text:span text:style-name="T1">Situación Problemática</text:span></text:span></text:p>
      <text:p text:style-name="P3">En la era digital actual, la educación ha experimentado una transformación significativa, con tecnologías emergentes que influyen en la forma en que los estudiantes evalúan a sus docentes. Las evaluaciones docentes son una parte esencial de la mejora continua de la enseñanza en instituciones educativas. Estas evaluaciones proporcionan información valiosa que puede ayudar a los docentes a adaptar sus métodos y mejorar la calidad de la enseñanza.</text:p>
      <text:p text:style-name="P3">Sin embargo, en muchas instituciones educativas, la recopilación y análisis de las evaluaciones docentes todavía se realizan de manera manual o en sistemas obsoletos, lo que conlleva a procesos lentos y a menudo ineficientes. Los estudiantes y colegas a veces encuentran obstáculos al proporcionar retroalimentación de calidad, lo que limita la utilidad de las evaluaciones para la mejora docente.</text:p>
      <text:p text:style-name="P3">En el contexto de una institución educativa, como la 'Escuela Pública X' en la ciudad de 'Ejemplo', se ha observado una falta de una plataforma de evaluación docente eficiente y efectiva. Esto ha llevado a consecuencias negativas en términos de calidad educativa y desarrollo profesional de los docentes. La falta de una plataforma adecuada ha dificultado la recopilación y análisis de evaluaciones docentes, lo que resulta en una falta de información precisa para la toma de decisiones educativas.</text:p>
      <text:p text:style-name="P3">Además, la falta de una plataforma de evaluación docente moderna ha llevado a la desmotivación por parte de los estudiantes y colegas para participar en el proceso de evaluación. La ausencia de un sistema eficiente ha obstaculizado la mejora de la enseñanza en la institución 'Escuela Pública X', lo que se refleja en una disminución de la satisfacción de los estudiantes y una falta de herramientas efectivas para los docentes para desarrollar sus habilidades.</text:p>
      <text:p text:style-name="P3">Para abordar esta problemática, se propone la implementación de una plataforma de evaluación docente digital que facilite la recopilación, análisis y utilización de las evaluaciones por parte de los docentes y la administración de la escuela. Esta plataforma podría mejorar significativamente la calidad de la enseñanza y la satisfacción de los estudiantes y colegas, así como brindar a los docentes las herramientas necesarias para su desarrollo profesional.</text:p>
      <text:p text:style-name="P3"><text:span text:style-name="Strong_20_Emphasis"><text:span text:style-name="T1">1.2. Problema de Investigación</text:span></text:span></text:p>
      <text:p text:style-name="P3">En base a lo mencionado anteriormente, se formula la siguiente pregunta de investigación:</text:p>
      <text:p text:style-name="P3">¿Cómo impacta la implementación de una plataforma de evaluación docente digital en la mejora de la calidad de enseñanza y la satisfacción de los estudiantes y colegas en la 'Escuela Pública X' de la ciudad de 'Ejemplo'?</text:p>
      <text:p text:style-name="P3">Esta pregunta de investigación servirá como punto de partida para desarrollar un proyecto de evaluación docente que aborde la problemática planteada.</text:p>
      <text:p text:style-name="P3"/>
      <text:p text:style-name="P3"/>
      <text:p text:style-name="P3"><text:soft-page-break/>En la actual era digital, la tecnología ha desencadenado una transformación profunda en la manera en que las personas planifican y viajan, pero no solo se limita al ámbito turístico. El sector educativo también ha experimentado cambios significativos gracias a la tecnología, particularmente en lo que respecta a la evaluación docente. Mientras que en otros campos, como el turismo, las plataformas digitales han revolucionado la forma en que los usuarios buscan información y servicios, en el ámbito educativo, la evaluación de la calidad docente sigue a menudo un enfoque tradicional y arcaico.</text:p>
      <text:p text:style-name="P3">Las plataformas de evaluación docente son herramientas esenciales que han demostrado su capacidad para mejorar la calidad de la enseñanza al permitir a los estudiantes y colegas proporcionar retroalimentación detallada y constructiva sobre el desempeño de los docentes. Estas plataformas no solo simplifican el proceso de recolección y análisis de datos, sino que también empoderan a los docentes al proporcionar retroalimentación inmediata y basada en datos que puede informar su desarrollo profesional y fomentar la mejora continua.</text:p>
      <text:p text:style-name="P3">No obstante, en la Escuela Pública "Nombre de la Escuela" ubicada en "Ciudad/Región", el proceso de evaluación docente sigue realizándose de manera manual y en papel. Este enfoque obsoleto ha dado lugar a una serie de desafíos:</text:p>
      <text:list text:style-name="L1">
        <text:list-item>
          <text:p text:style-name="P6">Dificultad en la recopilación, organización y análisis eficiente de las evaluaciones.</text:p>
        </text:list-item>
        <text:list-item>
          <text:p text:style-name="P6">Falta de retroalimentación inmediata para los docentes, lo que limita su capacidad para implementar mejoras en tiempo real.</text:p>
        </text:list-item>
        <text:list-item>
          <text:p text:style-name="P6">Pérdida de recursos y tiempo en la gestión de formularios y datos en papel.</text:p>
        </text:list-item>
        <text:list-item>
          <text:p text:style-name="P6">Escasa participación de estudiantes y colegas en el proceso de evaluación debido a su inconveniencia y falta de atractivo.</text:p>
        </text:list-item>
        <text:list-item>
          <text:p text:style-name="P7">Carencia de herramientas para realizar análisis en profundidad de la calidad docente y para detectar áreas específicas que requieren mejora.</text:p>
        </text:list-item>
      </text:list>
      <text:p text:style-name="P3">Estos desafíos se traducen en una experiencia insatisfactoria de evaluación docente y en la incapacidad de la escuela para fomentar una mejora continua en la enseñanza. Además, esta metodología desactualizada desaprovecha el potencial de la tecnología para recopilar, analizar y utilizar datos de manera efectiva en la toma de decisiones educativas.</text:p>
      <text:p text:style-name="P3"><text:span text:style-name="Strong_20_Emphasis"><text:span text:style-name="T1">1.2. Problema de Investigación</text:span></text:span></text:p>
      <text:p text:style-name="P3">En base a la situación anterior, se plantea la siguiente pregunta de investigación:</text:p>
      <text:p text:style-name="P3">¿Cómo se puede implementar una plataforma digital de evaluación docente en la Escuela Pública "Nombre de la Escuela" de "Ciudad/Región" para superar los desafíos actuales, mejorar la eficiencia del proceso de evaluación, proporcionar retroalimentación inmediata a los docentes y promover la mejora continua en la enseñanza?</text:p>
      <text:p text:style-name="P3"/>
      <text:p text:style-name="P1"/>
      <text:p text:style-name="P1"/>
      <text:p text:style-name="P1"/>
      <text:p text:style-name="P1"/>
      <text:p text:style-name="P1"/>
      <text:p text:style-name="P1"/>
      <text:p text:style-name="P1"/>
      <text:p text:style-name="P1"><text:soft-page-break/>En la actualidad, la era digital ha revolucionado prácticamente todos los aspectos de la vida, y el ámbito educativo no es la excepción. La evaluación docente es un componente fundamental para garantizar la calidad de la enseñanza y fomentar la mejora continua en las instituciones educativas. En este contexto, la Escuela "Miguel Riofrio" en la ciudad de Loja, como muchas otras, aún se encuentra en un proceso de evaluación docente que se realiza de forma manual. Los formularios en papel y los procesos analógicos han persistido a lo largo de los años, lo que representa un desafío significativo en una época en la que la tecnología puede ofrecer soluciones más eficientes y efectivas.\\</text:p>
      <text:p text:style-name="P1"/>
      <text:p text:style-name="P1">La falta de una plataforma digital adecuada para la evaluación docente en la Escuela 'Miguel Riofrio' ha llevado a ineficiencias notables en el proceso de recopilación, análisis y utilización de datos. La retroalimentación de los estudiantes y colegas hacia los docentes se ve limitada por la lentitud y la falta de capacidad de análisis de los métodos manuales. Como resultado, la calidad de la enseñanza y la posibilidad de mejora continua se ven comprometidas. Esta situación plantea un desafío significativo para la institución educativa, ya que no puede aprovechar al máximo la retroalimentación para perfeccionar sus métodos de enseñanza y adaptarse a las necesidades cambiantes de los estudiantes.\\</text:p>
      <text:p text:style-name="P1"/>
      <text:p text:style-name="P1">En un entorno donde la educación se ha vuelto cada vez más digital, el uso de herramientas tecnológicas para la evaluación docente se convierte en una necesidad imperante. La carencia de una plataforma digital adecuada para esta escuela específica ha llevado a una brecha en la calidad educativa y la eficacia de las evaluaciones. La ausencia de una retroalimentación oportuna y eficiente dificulta la identificación de áreas de mejora y la implementación de cambios sustanciales en el proceso de enseñanza. Para abordar esta problemática, se propone la implementación de una plataforma digital de evaluación docente en la Escuela 'Miguel Riofrio', la cual sería una solución efectiva para los desafíos actu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2"/></text:p>
      <text:p text:style-name="P2"><text:span text:style-name="T2"/></text:p>
      <text:p text:style-name="P2"><text:span text:style-name="T2"/></text:p>
      <text:p text:style-name="P5"><text:soft-page-break/><text:span text:style-name="Strong_20_Emphasis"><text:span text:style-name="T3">Índice del Marco Teórico</text:span></text:span></text:p>
      <text:list text:style-name="L2">
        <text:list-item>
          <text:p text:style-name="P8"><text:span text:style-name="Strong_20_Emphasis"><text:span text:style-name="T1">Introducción al Marco Teórico</text:span></text:span> 1.1 Contexto de la Evaluación Docente 1.2 Importancia de la Evaluación Docente</text:p>
        </text:list-item>
        <text:list-item>
          <text:p text:style-name="P8"><text:span text:style-name="Strong_20_Emphasis"><text:span text:style-name="T1">Conceptos Fundamentales de la Evaluación Docente</text:span></text:span> 2.1 Definición de Evaluación Docente 2.2 Objetivos de la Evaluación Docente 2.3 Tipos de Evaluación Docente 2.4 Beneficios y Desafíos de la Evaluación Docente</text:p>
        </text:list-item>
        <text:list-item>
          <text:p text:style-name="P8"><text:span text:style-name="Strong_20_Emphasis"><text:span text:style-name="T1">Modelos y Métodos de Evaluación Docente</text:span></text:span> 3.1 Evaluación Docente Tradicional 3.2 Evaluación Docente Basada en Competencias 3.3 Evaluación Docente a través de Plataformas Digitales 3.4 Experiencias Exitosas de Evaluación Docente</text:p>
        </text:list-item>
        <text:list-item>
          <text:p text:style-name="P8"><text:span text:style-name="Strong_20_Emphasis"><text:span text:style-name="T1">Participantes en el Proceso de Evaluación Docente</text:span></text:span> 4.1 Estudiantes como Evaluadores 4.2 Colegas y Pares como Evaluadores 4.3 Autoevaluación del Docente 4.4 Comités de Evaluación Docente</text:p>
        </text:list-item>
        <text:list-item>
          <text:p text:style-name="P8"><text:span text:style-name="Strong_20_Emphasis"><text:span text:style-name="T1">Aspectos Éticos y Legales de la Evaluación Docente</text:span></text:span> 5.1 Privacidad y Confidencialidad 5.2 Responsabilidad y Transparencia 5.3 Normativas y Regulaciones</text:p>
        </text:list-item>
        <text:list-item>
          <text:p text:style-name="P8"><text:span text:style-name="Strong_20_Emphasis"><text:span text:style-name="T1">Tecnología y Plataformas en la Evaluación Docente</text:span></text:span> 6.1 Integración de Tecnología en la Evaluación Docente 6.2 Plataformas de Evaluación Docente 6.3 Ventajas y Limitaciones de la Tecnología en la Evaluación Docente</text:p>
        </text:list-item>
        <text:list-item>
          <text:p text:style-name="P8"><text:span text:style-name="Strong_20_Emphasis"><text:span text:style-name="T1">Mejora Continua de la Enseñanza a través de la Evaluación Docente</text:span></text:span> 7.1 Uso de Resultados de la Evaluación para la Mejora 7.2 Desarrollo Profesional Docente 7.3 Impacto en la Calidad de la Educación</text:p>
        </text:list-item>
        <text:list-item>
          <text:p text:style-name="P8"><text:span text:style-name="Strong_20_Emphasis"><text:span text:style-name="T1">Evaluación Docente en el Contexto de la Escuela 'Miguel Riofrio'</text:span></text:span> 8.1 Descripción de la Escuela 'Miguel Riofrio' 8.2 Antecedentes de la Evaluación Docente en la Escuela 8.3 Necesidades y Desafíos Específicos de la Escuela</text:p>
        </text:list-item>
        <text:list-item>
          <text:p text:style-name="P8"><text:span text:style-name="Strong_20_Emphasis"><text:span text:style-name="T1">Síntesis del Marco Teórico</text:span></text:span> 9.1 Principales Hallazgos y Conclusiones del Marco Teórico</text:p>
        </text:list-item>
      </text:list>
      <text:p text:style-name="P3">Este índice proporciona una estructura básica para el marco teórico de tu tesis sobre evaluación docente. Puedes personalizarlo según las necesidades específicas de tu investigación y agregar subsecciones adicionales si es necesario.</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5"><text:soft-page-break/><text:span text:style-name="Strong_20_Emphasis"><text:span text:style-name="T3">Índice del Marco Teórico</text:span></text:span></text:p>
      <text:list text:style-name="L3">
        <text:list-item>
          <text:p text:style-name="P9">Introducción al Marco Teórico 1.1. Contexto de la Evaluación Docente 1.2. Importancia de la Evaluación Docente en la Educación</text:p>
        </text:list-item>
        <text:list-item>
          <text:p text:style-name="P9">Fundamentos de la Evaluación Docente 2.1. Definición de Evaluación Docente 2.2. Objetivos y Propósitos de la Evaluación Docente 2.3. Beneficios de la Evaluación Docente</text:p>
        </text:list-item>
        <text:list-item>
          <text:p text:style-name="P9">Modelos y Métodos de Evaluación Docente 3.1. Evaluación Docente Tradicional 3.2. Evaluación Docente Basada en Competencias 3.3. Evaluación Docente Formativa 3.4. Evaluación Docente Sumativa 3.5. Comparación de Métodos de Evaluación Docente</text:p>
        </text:list-item>
        <text:list-item>
          <text:p text:style-name="P9">Factores que Influyen en la Evaluación Docente 4.1. Factores Docentes 4.2. Factores Estudiantiles 4.3. Factores Institucionales 4.4. Factores Externos</text:p>
        </text:list-item>
        <text:list-item>
          <text:p text:style-name="P9">Plataformas Digitales en la Evaluación Docente 5.1. Rol de la Tecnología en la Evaluación Docente 5.2. Ventajas y Desafíos de las Plataformas de Evaluación Docente 5.3. Experiencias Exitosas en la Implementación de Plataformas de Evaluación Docente</text:p>
        </text:list-item>
        <text:list-item>
          <text:p text:style-name="P9">Metodologías Ágiles en el Desarrollo de Plataformas de Evaluación Docente 6.1. eXtreme Programming (XP) 6.2. Scrum 6.3. Kanban 6.4. Comparación de Metodologías Ágiles en el Desarrollo de Plataformas</text:p>
        </text:list-item>
        <text:list-item>
          <text:p text:style-name="P9">Herramientas y Tecnologías en el Desarrollo de Plataformas de Evaluación Docente 7.1. Selección de Tecnologías para la Plataforma 7.2. Integración de Tecnologías Educativas 7.3. Seguridad y Privacidad en Plataformas de Evaluación Docente</text:p>
        </text:list-item>
        <text:list-item>
          <text:p text:style-name="P9">Evaluación de la Satisfacción de Usuarios en Plataformas de Evaluación Docente 8.1. Métodos de Recopilación de Datos 8.2. Análisis de Datos y Retroalimentación 8.3. Mejora Continua de la Plataforma</text:p>
        </text:list-item>
        <text:list-item>
          <text:p text:style-name="P9">Conclusiones del Marco Teórico 9.1. Síntesis de los Principales Conceptos 9.2. Relevancia del Marco Teórico para la Investigación</text:p>
        </text:list-item>
      </text:list>
      <text:p text:style-name="P2"><text:span text:style-name="T2"><text:s/>instituciones educativas gestionan la evaluación de la calidad docente. Mientras que las plataformas turísticas ha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C"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42:00.323238484</meta:creation-date>
    <dc:date>2023-11-04T10:41:22.962912881</dc:date>
    <meta:editing-duration>PT2H59M23S</meta:editing-duration>
    <meta:editing-cycles>1</meta:editing-cycles>
    <meta:document-statistic meta:table-count="0" meta:image-count="0" meta:object-count="0" meta:page-count="5" meta:paragraph-count="49" meta:word-count="1721" meta:character-count="11417" meta:non-whitespace-character-count="9766"/>
    <meta:generator>LibreOffice/7.5.7.1$Linux_X86_64 LibreOffice_project/50$Build-1</meta:generator>
  </office:meta>
</office:document-meta>
</file>